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general feedback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don’t show summaries, only show what I need to see – please only use <text:span text:style-name="T1">head</text:span></text:p>
                <text:list>
                  <text:list-item>
                    <text:p><text:span text:style-name="T2">or extract only the necessary bits: <text:s/></text:span><text:span text:style-name="T1">summary(modelC1)$coefficients["attitudepol", "Std. Error"]</text:span></text:p>
                  </text:list-item>
                </text:list>
              </text:list-item>
              <text:list-item>
                <text:p>when plotting, plot the model, not smoothing lines</text:p>
              </text:list-item>
              <text:list-item>
                <text:p>no interaction needed for no-pooling model, you shouldn’t model slopes</text:p>
              </text:list-item>
              <text:list-item>
                <text:p>make sure you use (n-p) correction for variance</text:p>
              </text:list-item>
              <text:list-item>
                <text:p>for pdf’s make sure that you stay within margins</text:p>
              </text:list-item>
              <text:list-item>
                <text:p>don’t remove the missing values</text:p>
              </text:list-item>
              <text:list-item>
                <text:p>Remember to use the grading assignments formatting when answering questions</text:p>
              </text:list-item>
              <text:list-item>
                <text:p>I made an error in implying interval and ratio should be continuous</text:p>
              </text:list-item>
              <text:list-item>
                <text:p>go over model matrices again</text:p>
              </text:list-item>
              <text:list-item>
                <text:p>assignment deadlines</text:p>
              </text:list-item>
              <text:list-item>
                <text:p>github for feedback</text:p>
              </text:list-item>
              <text:list-item>
                <text:p>binom.tes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au Møller Andersen</meta:initial-creator>
    <meta:creation-date>2024-09-26T11:56:14.702379319</meta:creation-date>
    <dc:date>2024-09-28T15:03:06.014199512</dc:date>
    <dc:creator>Lau Møller Andersen</dc:creator>
    <meta:editing-duration>P1DT5H59M24S</meta:editing-duration>
    <meta:editing-cycles>4</meta:editing-cycles>
    <meta:generator>LibreOffice/7.3.7.2$Linux_X86_64 LibreOffice_project/30$Build-2</meta:generator>
    <meta:document-statistic meta:object-count="25"/>
  </office:meta>
</office:document-meta>
</file>